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8d8aa" officeooo:paragraph-rsid="0008d8aa"/>
    </style:style>
    <style:style style:name="P2" style:family="paragraph" style:parent-style-name="Text_20_body">
      <style:text-properties officeooo:rsid="000a4bdf" officeooo:paragraph-rsid="000a4bdf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List_20_1" style:list-style-name="L1"/>
    <style:style style:name="P5" style:family="paragraph" style:parent-style-name="List_20_1" style:list-style-name="L1">
      <style:text-properties officeooo:rsid="0001ed41" officeooo:paragraph-rsid="0001ed41"/>
    </style:style>
    <style:style style:name="P6" style:family="paragraph" style:parent-style-name="List_20_1">
      <style:paragraph-properties fo:margin-left="0cm" fo:margin-right="0cm" fo:text-indent="0cm" style:auto-text-indent="false"/>
      <style:text-properties officeooo:rsid="0001ed41" officeooo:paragraph-rsid="0001ed41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1ed41"/>
    </style:style>
    <style:style style:name="T2" style:family="text">
      <style:text-properties officeooo:rsid="0005a904"/>
    </style:style>
    <style:style style:name="T3" style:family="text">
      <style:text-properties officeooo:rsid="000675b1"/>
    </style:style>
    <style:style style:name="T4" style:family="text">
      <style:text-properties style:font-name="Andale Mono"/>
    </style:style>
    <style:style style:name="T5" style:family="text">
      <style:text-properties officeooo:rsid="000ad6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05_1337060712"/>KivS <text:span text:style-name="T2">2014/2015</text:span> <text:span text:style-name="T3">PA </text:span>Aufgabe 3: <text:span text:style-name="T1">Manual</text:span> <text:span text:style-name="T1">to</text:span> Aufgabe 2<text:bookmark-end text:name="__RefHeading__105_1337060712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<text:a xlink:type="simple" xlink:href="#__RefHeading__105_1337060712" text:style-name="Index_20_Link" text:visited-style-name="Index_20_Link">KivS 2014/2015 PA Aufgabe 3: Manual to Aufgabe 2<text:tab/>1</text:a></text:p>
          <text:p text:style-name="P7"><text:a xlink:type="simple" xlink:href="#__RefHeading__107_1337060712" text:style-name="Index_20_Link" text:visited-style-name="Index_20_Link">Requirements<text:tab/>1</text:a></text:p>
          <text:p text:style-name="P7"><text:a xlink:type="simple" xlink:href="#__RefHeading__111_1337060712" text:style-name="Index_20_Link" text:visited-style-name="Index_20_Link">How to use<text:tab/>1</text:a></text:p>
        </text:index-body>
      </text:table-of-content>
      <text:h text:style-name="Heading_20_2" text:outline-level="2"><text:bookmark-start text:name="__RefHeading__107_1337060712"/>Requirements<text:bookmark-end text:name="__RefHeading__107_1337060712"/></text:h>
      <text:list xml:id="list4778594989099777496" text:style-name="L1">
        <text:list-item>
          <text:p text:style-name="P4">bash</text:p>
        </text:list-item>
        <text:list-item>
          <text:p text:style-name="P4">python (2.7) usually available as python2.7 <text:span text:style-name="T1">with modules:</text:span></text:p>
          <text:list>
            <text:list-item>
              <text:p text:style-name="P4">urllib2</text:p>
            </text:list-item>
            <text:list-item>
              <text:p text:style-name="P4">re</text:p>
            </text:list-item>
            <text:list-item>
              <text:p text:style-name="P4">os.path</text:p>
            </text:list-item>
            <text:list-item>
              <text:p text:style-name="P4">numpy</text:p>
            </text:list-item>
            <text:list-item>
              <text:p text:style-name="P4">matplotlib.pyplot</text:p>
            </text:list-item>
            <text:list-item>
              <text:p text:style-name="P4">argparse</text:p>
            </text:list-item>
          </text:list>
        </text:list-item>
        <text:list-item>
          <text:p text:style-name="P5">gnuplot</text:p>
        </text:list-item>
        <text:list-item>
          <text:p text:style-name="P5">curl</text:p>
        </text:list-item>
      </text:list>
      <text:p text:style-name="P6"/>
      <text:h text:style-name="Heading_20_2" text:outline-level="2"><text:bookmark-start text:name="__RefHeading__111_1337060712"/>How to use<text:bookmark-end text:name="__RefHeading__111_1337060712"/></text:h>
      <text:p text:style-name="P1">Run the script <text:span text:style-name="T4">main.py</text:span> from the <text:span text:style-name="T4">Tools/</text:span> folder. The script takes various options, available via the <text:span text:style-name="T4">-h</text:span> command line option.</text:p>
      <text:p text:style-name="P2">By default, it downloads the <text:span text:style-name="T4">PA.log</text:span> file into the <text:span text:style-name="T4">Data/</text:span> folder, unless the file is already present there. Afterwards it processes the file and plots a graph over all data points. Then it segments the data based on the RTT and plots a boxplot graph based on the determend segments.</text:p>
      <text:p text:style-name="P2">The graphs are written out to <text:span text:style-name="T4">Data/pa_graph.svg</text:span> and <text:span text:style-name="T4">Data/pa_boxplot.svg</text:span>.</text:p>
      <text:p text:style-name="P2">All paths my be changed via command line options. On top of that, the analized segment may be limited in to specific timeframe given with --start and --end <text:span text:style-name="T5">options. Both of them take a timestamp as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Gampe</meta:initial-creator>
    <meta:creation-date>2014-12-23T15:43:39.465495906</meta:creation-date>
    <dc:date>2014-12-23T16:16:09.064536877</dc:date>
    <dc:creator>Philipp Gampe</dc:creator>
    <meta:editing-duration>PT17M17S</meta:editing-duration>
    <meta:editing-cycles>7</meta:editing-cycles>
    <meta:generator>LibreOffice/4.3.4.1$Linux_X86_64 LibreOffice_project/430$Build-1</meta:generator>
    <meta:document-statistic meta:table-count="0" meta:image-count="0" meta:object-count="0" meta:page-count="1" meta:paragraph-count="21" meta:word-count="175" meta:character-count="970" meta:non-whitespace-character-count="828"/>
  </office:meta>
</office:document-meta>
</file>